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Training Data</text:p>
          </table:table-cell>
          <table:covered-table-cell table:style-name="Default"/>
          <table:table-cell office:value-type="string" calcext:value-type="string" table:number-columns-spanned="2" table:number-rows-spanned="1">
            <text:p>Test Data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HMM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HMM</text:p>
          </table:table-cell>
          <table:table-cell table:style-name="Default" office:value-type="string" calcext:value-type="string">
            <text:p>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93" calcext:value-type="float">
            <text:p>0.8593</text:p>
          </table:table-cell>
          <table:table-cell table:style-name="Default" office:value-type="float" office:value="0.00004939" calcext:value-type="float">
            <text:p>4.939E-05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00000004604" calcext:value-type="float">
            <text:p>4.60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69" calcext:value-type="float">
            <text:p>0.9969</text:p>
          </table:table-cell>
          <table:table-cell table:style-name="Default" office:value-type="float" office:value="0.002038" calcext:value-type="float">
            <text:p>0.00203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005458" calcext:value-type="float">
            <text:p>5.46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2132" calcext:value-type="float">
            <text:p>2.13E-05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000007654" calcext:value-type="float">
            <text:p>7.6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001794" calcext:value-type="float">
            <text:p>1.79E-06</text:p>
          </table:table-cell>
          <table:table-cell office:value-type="float" office:value="0.02163" calcext:value-type="float">
            <text:p>0.02163</text:p>
          </table:table-cell>
          <table:table-cell office:value-type="float" office:value="0.0000001106" calcext:value-type="float">
            <text:p>1.11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00001384" calcext:value-type="float">
            <text:p>1.38E-05</text:p>
          </table:table-cell>
          <table:table-cell office:value-type="float" office:value="0.0009582" calcext:value-type="float">
            <text:p>0.0009582</text:p>
          </table:table-cell>
          <table:table-cell office:value-type="float" office:value="0.00000007978" calcext:value-type="float">
            <text:p>7.98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0.2979" calcext:value-type="float">
            <text:p>0.2979</text:p>
          </table:table-cell>
          <table:table-cell table:style-name="Default" office:value-type="float" office:value="0.0004948" calcext:value-type="float">
            <text:p>0.0004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01112" calcext:value-type="float">
            <text:p>1.11E-05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0000008527" calcext:value-type="float">
            <text:p>8.53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02132" calcext:value-type="float">
            <text:p>2.13E-05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00004532" calcext:value-type="float">
            <text:p>4.5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9" calcext:value-type="float">
            <text:p>0.9999</text:p>
          </table:table-cell>
          <table:table-cell table:style-name="Default" office:value-type="float" office:value="0.0001108" calcext:value-type="float">
            <text:p>0.0001108</text:p>
          </table:table-cell>
          <table:table-cell office:value-type="float" office:value="0.07192" calcext:value-type="float">
            <text:p>0.07192</text:p>
          </table:table-cell>
          <table:table-cell table:style-name="Default" office:value-type="float" office:value="0.001033" calcext:value-type="float">
            <text:p>0.0010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006062" calcext:value-type="float">
            <text:p>6.06E-05</text:p>
          </table:table-cell>
          <table:table-cell table:style-name="ce1" office:value-type="float" office:value="0.0000005215" calcext:value-type="float">
            <text:p>5.22E-07</text:p>
          </table:table-cell>
          <table:table-cell office:value-type="float" office:value="0.0000001218" calcext:value-type="float">
            <text:p>1.22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79" calcext:value-type="float">
            <text:p>0.8879</text:p>
          </table:table-cell>
          <table:table-cell table:style-name="Default" office:value-type="float" office:value="0.0008667" calcext:value-type="float">
            <text:p>0.000866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00009067" calcext:value-type="float">
            <text:p>9.07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0006062" calcext:value-type="float">
            <text:p>6.06E-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2152" calcext:value-type="float">
            <text:p>2.15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08:25:20.727961026</meta:creation-date>
    <dc:date>2021-04-14T10:02:47.065172467</dc:date>
    <meta:editing-duration>PT6M16S</meta:editing-duration>
    <meta:editing-cycles>1</meta:editing-cycles>
    <meta:document-statistic meta:table-count="1" meta:cell-count="67" meta:object-count="0"/>
    <meta:generator>LibreOffice/6.4.6.2$Linux_X86_64 LibreOffice_project/40$Build-2</meta:generator>
  </office:meta>
</office:document-meta>
</file>